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4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span text:style-name="T1"><text:tab/>Next the camera takes us in front of Marcel at an almost intimate distance. We see him from his neckline to his hairline, the camera perpendicular to his face, looking from the direction of the screen but at a closer distance. He nods, symbolically accepting the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span></text:p>
      <text:p text:style-name="P3"><text:span text:style-name="T1"><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span></text:p>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1:16:41</dc:date>
    <meta:editing-duration>PT2H18M20S</meta:editing-duration>
    <meta:editing-cycles>58</meta:editing-cycles>
    <meta:document-statistic meta:table-count="0" meta:image-count="0" meta:object-count="0" meta:page-count="2" meta:paragraph-count="12" meta:word-count="628" meta:character-count="3691" meta:non-whitespace-character-count="3067"/>
  </office:meta>
</office:document-meta>
</file>